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b1685" officeooo:paragraph-rsid="000b1685"/>
    </style:style>
    <style:style style:name="P2" style:family="paragraph" style:parent-style-name="Standard">
      <style:text-properties officeooo:rsid="000c0368" officeooo:paragraph-rsid="000c03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the hell of it, a second file</text:p>
      <text:p text:style-name="P1"/>
      <text:p text:style-name="P2">a change, for the hell of it ag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" style:font-size-complex="12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Rachana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Rachana" style:font-family-complex="Rachan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Rachana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" style:font-family-complex="Rach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23:53:44.998947462</meta:creation-date>
    <dc:date>2017-05-22T05:15:58.381400845</dc:date>
    <meta:editing-duration>PT50S</meta:editing-duration>
    <meta:editing-cycles>2</meta:editing-cycles>
    <meta:generator>LibreOffice/5.0.6.2$Linux_X86_64 LibreOffice_project/00m0$Build-2</meta:generator>
    <meta:document-statistic meta:table-count="0" meta:image-count="0" meta:object-count="0" meta:page-count="1" meta:paragraph-count="2" meta:word-count="16" meta:character-count="67" meta:non-whitespace-character-count="53"/>
  </office:meta>
</office:document-meta>
</file>